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297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3.577cm"/>
    </style:style>
    <style:style style:name="co4" style:family="table-column">
      <style:table-column-properties fo:break-before="auto" style:column-width="20.20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947cm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ext-properties style:font-name="Calibri" fo:font-size="11pt" fo:language="es" fo:country="CO" style:font-name-asian="Noto Sans CJK SC" style:font-size-asian="11pt" style:font-name-complex="Calibri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5" table:default-cell-style-name="Default"/>
        <table:table-row table:style-name="ro1">
          <table:table-cell table:number-columns-repeated="64"/>
        </table:table-row>
        <table:table-row table:style-name="ro2">
          <table:table-cell table:style-name="ce1" office:value-type="string" calcext:value-type="string">
            <text:p>Nombre emisora</text:p>
          </table:table-cell>
          <table:table-cell table:style-name="ce1" office:value-type="string" calcext:value-type="string">
            <text:p>Frecuencia operación</text:p>
          </table:table-cell>
          <table:table-cell table:style-name="ce1" office:value-type="string" calcext:value-type="string">
            <text:p>Ancho de banda señal recibida</text:p>
          </table:table-cell>
          <table:table-cell table:style-name="ce1" office:value-type="string" calcext:value-type="string">
            <text:p>señal L+R</text:p>
            <text:p>(SI/NO)</text:p>
          </table:table-cell>
          <table:table-cell table:style-name="ce1" office:value-type="string" calcext:value-type="string">
            <text:p>Pilot </text:p>
            <text:p>(SI/NO)</text:p>
          </table:table-cell>
          <table:table-cell table:style-name="ce1" office:value-type="string" calcext:value-type="string">
            <text:p>Señal L-R</text:p>
            <text:p>(SI/NO)</text:p>
          </table:table-cell>
          <table:table-cell table:style-name="ce1" office:value-type="string" calcext:value-type="string">
            <text:p>señal RBDS</text:p>
            <text:p>(SI/NO)</text:p>
          </table:table-cell>
          <table:table-cell table:style-name="ce1" office:value-type="string" calcext:value-type="string">
            <text:p>Emisora registrada </text:p>
          </table:table-cell>
          <table:table-cell table:style-name="ce1" office:value-type="string" calcext:value-type="string">
            <text:p>Imagen de evidencia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W Radio</text:p>
          </table:table-cell>
          <table:table-cell office:value-type="string" calcext:value-type="string">
            <text:p>90.7MHz</text:p>
          </table:table-cell>
          <table:table-cell office:value-type="string" calcext:value-type="string">
            <text:p>150kHz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<text:a xlink:href="https://github.com/JhonatanValest/GNURADIO_LABCOMUIS_L1A_G1/blob/main/LABORATORIO%204/PARTE2/WRadio.png" xlink:type="simple">https://github.com/JhonatanValest/GNURADIO_LABCOMUIS_L1A_G1/blob/main/LABORATORIO%204/PARTE2/WRadio.png</text:a>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Emisora de Interes publico en Bucaramanga</text:p>
          </table:table-cell>
          <table:table-cell office:value-type="string" calcext:value-type="string">
            <text:p>90.1MHz</text:p>
          </table:table-cell>
          <table:table-cell office:value-type="string" calcext:value-type="string">
            <text:p>156kHz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 PUBLICO</text:p>
          </table:table-cell>
          <table:table-cell office:value-type="string" calcext:value-type="string">
            <text:p><text:a xlink:href="https://github.com/JhonatanValest/GNURADIO_LABCOMUIS_L1A_G1/blob/main/LABORATORIO%204/PARTE2/interesPublico.png" xlink:type="simple">https://github.com/JhonatanValest/GNURADIO_LABCOMUIS_L1A_G1/blob/main/LABORATORIO%204/PARTE2/interesPublico.png</text:a>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Colombia estereo</text:p>
          </table:table-cell>
          <table:table-cell office:value-type="string" calcext:value-type="string">
            <text:p>92.9MHz</text:p>
          </table:table-cell>
          <table:table-cell office:value-type="string" calcext:value-type="string">
            <text:p>136kHz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INTERES PUBLICO</text:p>
          </table:table-cell>
          <table:table-cell office:value-type="string" calcext:value-type="string">
            <text:p><text:a xlink:href="https://github.com/JhonatanValest/GNURADIO_LABCOMUIS_L1A_G1/blob/main/LABORATORIO%204/PARTE2/ColombiaEstereo.png" xlink:type="simple">https://github.com/JhonatanValest/GNURADIO_LABCOMUIS_L1A_G1/blob/main/LABORATORIO%204/PARTE2/ColombiaEstereo.png</text:a>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ropicana </text:p>
          </table:table-cell>
          <table:table-cell office:value-type="string" calcext:value-type="string">
            <text:p>95.7MHz</text:p>
          </table:table-cell>
          <table:table-cell office:value-type="string" calcext:value-type="string">
            <text:p>69kHz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<text:a xlink:href="https://github.com/JhonatanValest/GNURADIO_LABCOMUIS_L1A_G1/blob/main/LABORATORIO%204/PARTE2/Tropicana.png" xlink:type="simple">https://github.com/JhonatanValest/GNURADIO_LABCOMUIS_L1A_G1/blob/main/LABORATORIO%204/PARTE2/Tropicana.png</text:a>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anto Tomas Estereo</text:p>
          </table:table-cell>
          <table:table-cell office:value-type="string" calcext:value-type="string">
            <text:p>96.2MHz</text:p>
          </table:table-cell>
          <table:table-cell office:value-type="string" calcext:value-type="string">
            <text:p>46kHz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INTERES PUBLICO</text:p>
          </table:table-cell>
          <table:table-cell office:value-type="string" calcext:value-type="string">
            <text:p><text:a xlink:href="https://github.com/JhonatanValest/GNURADIO_LABCOMUIS_L1A_G1/blob/main/LABORATORIO%204/PARTE2/SantoTomsEstereo.png" xlink:type="simple">https://github.com/JhonatanValest/GNURADIO_LABCOMUIS_L1A_G1/blob/main/LABORATORIO%204/PARTE2/SantoTomsEstereo.png</text:a>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aFM</text:p>
          </table:table-cell>
          <table:table-cell office:value-type="string" calcext:value-type="string">
            <text:p>99.7MHz</text:p>
          </table:table-cell>
          <table:table-cell office:value-type="string" calcext:value-type="string">
            <text:p>87kHz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<text:a xlink:href="https://github.com/JhonatanValest/GNURADIO_LABCOMUIS_L1A_G1/blob/main/LABORATORIO%204/PARTE2/LaFM.png" xlink:type="simple">https://github.com/JhonatanValest/GNURADIO_LABCOMUIS_L1A_G1/blob/main/LABORATORIO%204/PARTE2/LaFM.png</text:a>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Emisora de Interes publico en Bucaramanga</text:p>
          </table:table-cell>
          <table:table-cell office:value-type="string" calcext:value-type="string">
            <text:p>100.7MHz</text:p>
          </table:table-cell>
          <table:table-cell office:value-type="string" calcext:value-type="string">
            <text:p>90kHz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INTERES PUBLICO</text:p>
          </table:table-cell>
          <table:table-cell office:value-type="string" calcext:value-type="string">
            <text:p><text:a xlink:href="https://github.com/JhonatanValest/GNURADIO_LABCOMUIS_L1A_G1/blob/main/LABORATORIO%204/PARTE2/InteresPublico2.png" xlink:type="simple">https://github.com/JhonatanValest/GNURADIO_LABCOMUIS_L1A_G1/blob/main/LABORATORIO%204/PARTE2/InteresPublico2.png</text:a>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TS tu radio estereo</text:p>
          </table:table-cell>
          <table:table-cell office:value-type="string" calcext:value-type="string">
            <text:p>101,7MHz</text:p>
          </table:table-cell>
          <table:table-cell office:value-type="string" calcext:value-type="string">
            <text:p>17kHz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ES PUBLICO</text:p>
          </table:table-cell>
          <table:table-cell office:value-type="string" calcext:value-type="string">
            <text:p><text:a xlink:href="https://github.com/JhonatanValest/GNURADIO_LABCOMUIS_L1A_G1/blob/main/LABORATORIO%204/PARTE2/uts.png" xlink:type="simple">https://github.com/JhonatanValest/GNURADIO_LABCOMUIS_L1A_G1/blob/main/LABORATORIO%204/PARTE2/uts.png</text:a>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a Mega Estereo</text:p>
          </table:table-cell>
          <table:table-cell office:value-type="string" calcext:value-type="string">
            <text:p>102.5MHz</text:p>
          </table:table-cell>
          <table:table-cell office:value-type="string" calcext:value-type="string">
            <text:p>59kHz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<text:a xlink:href="https://github.com/JhonatanValest/GNURADIO_LABCOMUIS_L1A_G1/blob/main/LABORATORIO%204/PARTE2/LAMEGA.png" xlink:type="simple">https://github.com/JhonatanValest/GNURADIO_LABCOMUIS_L1A_G1/blob/main/LABORATORIO%204/PARTE2/LAMEGA.png</text:a>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Emisora Comunitaria La Brujula</text:p>
          </table:table-cell>
          <table:table-cell office:value-type="string" calcext:value-type="string">
            <text:p>93.4MHz</text:p>
          </table:table-cell>
          <table:table-cell office:value-type="string" calcext:value-type="string">
            <text:p>53kHz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COMUNITARIA</text:p>
          </table:table-cell>
          <table:table-cell office:value-type="string" calcext:value-type="string">
            <text:p><text:a xlink:href="https://github.com/JhonatanValest/GNURADIO_LABCOMUIS_L1A_G1/blob/main/LABORATORIO%204/PARTE2/BRUJULA.png" xlink:type="simple">https://github.com/JhonatanValest/GNURADIO_LABCOMUIS_L1A_G1/blob/main/LABORATORIO%204/PARTE2/BRUJULA.png</text:a></text:p>
          </table:table-cell>
          <table:table-cell table:number-columns-repeated="55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8">00/00/0000</text:date>, <text:time style:data-style-name="N2" text:time-value="16:19:38.6974451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1-18T17:37:44.288091360</dc:date>
    <meta:editing-duration>PT4M51S</meta:editing-duration>
    <meta:editing-cycles>2</meta:editing-cycles>
    <meta:document-statistic meta:table-count="1" meta:cell-count="99" meta:object-count="0"/>
  </office:meta>
</office:document-meta>
</file>